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DF900000F08406D258F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8pt" style:font-size-asian="8pt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833cm" svg:height="3.355cm" svg:x="0.303cm" svg:y="1.227cm">
          <draw:image xlink:href="Pictures/2000000100000DF900000F08406D258F.svm" xlink:type="simple" xlink:show="embed" xlink:actuate="onLoad">
            <text:p/>
          </draw:image>
        </draw:frame>
        <draw:frame draw:style-name="gr2" draw:text-style-name="P3" draw:layer="layout" svg:width="4.575cm" svg:height="0.696cm" svg:x="3.317cm" svg:y="0.388cm">
          <draw:text-box>
            <text:p text:style-name="P2"><text:span text:style-name="T1"><text:s text:c="4"/></text:span><text:span text:style-name="T1">کی صورت میں تفاعل کی قیمت <text:s text:c="4"/>ہے</text:span></text:p>
          </draw:text-box>
        </draw:frame>
        <draw:frame draw:style-name="gr3" xml:id="id1" draw:id="id1" draw:layer="layout" svg:width="1.012cm" svg:height="0.308cm" svg:x="7.609cm" svg:y="0.5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347cm" svg:height="0.308cm" svg:x="4.214cm" svg:y="0.6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1" xml:id="id2" draw:id="id2" draw:layer="layout" svg:width="0.762cm" svg:height="0.633cm" svg:x="0.413cm" svg:y="1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8.115cm" svg:y1="0.893cm" svg:x2="1.175cm" svg:y2="1.981cm" draw:start-shape="id1" draw:start-glue-point="2" draw:end-shape="id2" draw:end-glue-point="1" svg:d="m8115 893c0 726-2313 1088-6940 1088">
          <text:p/>
        </draw:connector>
        <draw:custom-shape draw:style-name="gr4" draw:text-style-name="P1" xml:id="id3" draw:id="id3" draw:layer="layout" svg:width="0.491cm" svg:height="0.749cm" svg:x="1.754cm" svg:y="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draw:line-skew="0.584cm" svg:x1="4.387cm" svg:y1="0.918cm" svg:x2="2.173cm" svg:y2="1.671cm" draw:end-shape="id3" draw:end-glue-point="11" svg:d="m4387 918c-354 0 753 753-2214 753">
          <text:p/>
        </draw:connector>
        <draw:frame draw:style-name="gr2" draw:text-style-name="P3" draw:layer="layout" svg:width="5.443cm" svg:height="0.696cm" svg:x="2.348cm" svg:y="4.532cm">
          <draw:text-box>
            <text:p text:style-name="P2"><text:span text:style-name="T1"><text:s text:c="4"/></text:span><text:span text:style-name="T1">کی صورت میں تفاعل کی قیمت <text:s text:c="4"/>کے برابر ہے</text:span></text:p>
          </draw:text-box>
        </draw:frame>
        <draw:frame draw:style-name="gr3" xml:id="id4" draw:id="id4" draw:layer="layout" svg:width="1.029cm" svg:height="0.312cm" svg:x="7.519cm" svg:y="4.71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" draw:text-style-name="P1" xml:id="id5" draw:id="id5" draw:layer="layout" svg:width="0.762cm" svg:height="0.633cm" svg:x="0.4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1.046cm" svg:height="0.748cm" svg:x="1.226cm" svg:y="2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xml:id="id6" draw:id="id6" draw:layer="layout" svg:width="0.333cm" svg:height="0.308cm" svg:x="4.072cm" svg:y="4.7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5" draw:text-style-name="P1" draw:layer="layout" draw:type="curve" draw:line-skew="0.248cm" svg:x1="8.033cm" svg:y1="4.715cm" svg:x2="0.781cm" svg:y2="3.022cm" draw:start-shape="id4" draw:start-glue-point="0" draw:end-shape="id5" draw:end-glue-point="2" svg:d="m8033 4715c0-897-7252-51-7252-1693">
          <text:p/>
        </draw:connector>
        <draw:connector draw:style-name="gr5" draw:text-style-name="P1" draw:layer="layout" draw:type="curve" draw:line-skew="0.236cm" svg:x1="4.238cm" svg:y1="4.74cm" svg:x2="1.749cm" svg:y2="3.097cm" draw:start-shape="id6" draw:start-glue-point="0" draw:end-shape="id7" draw:end-glue-point="8" svg:d="m4238 4740c0-876-2489-55-2489-16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10T13:53:40</dc:date>
    <dc:creator>kkk </dc:creator>
    <meta:editing-duration>PT11H31M36S</meta:editing-duration>
    <meta:editing-cycles>48</meta:editing-cycles>
    <meta:generator>LibreOffice/3.3$Linux LibreOffice_project/330m19$Build-401</meta:generator>
    <meta:document-statistic meta:object-count="15"/>
  </office:meta>
</office:document-meta>
</file>

<file path=Object 1/content.xml><?xml version="1.0" encoding="utf-8"?>
<math xmlns="http://www.w3.org/1998/Math/MathML">
  <semantics>
    <mrow>
      <mi mathvariant="italic">xy</mi>
      <mo stretchy="false">=</mo>
      <mn>00</mn>
    </mrow>
    <annotation encoding="StarMath 5.0">xy=00</annotation>
  </semantics>
</math>
</file>

<file path=Object 2/content.xml><?xml version="1.0" encoding="utf-8"?>
<math xmlns="http://www.w3.org/1998/Math/MathML">
  <semantics>
    <mn>0</mn>
    <annotation encoding="StarMath 5.0">0</annotation>
  </semantics>
</math>
</file>

<file path=Object 3/content.xml><?xml version="1.0" encoding="utf-8"?>
<math xmlns="http://www.w3.org/1998/Math/MathML">
  <semantics>
    <mrow>
      <mi mathvariant="italic">xy</mi>
      <mo stretchy="false">=</mo>
      <mn>01</mn>
    </mrow>
    <annotation encoding="StarMath 5.0">xy=01</annotation>
  </semantics>
</math>
</file>

<file path=Object 4/content.xml><?xml version="1.0" encoding="utf-8"?>
<math xmlns="http://www.w3.org/1998/Math/MathML">
  <semantics>
    <mi>z</mi>
    <annotation encoding="StarMath 5.0">z</annotation>
  </semantics>
</math>
</file>